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1">5-Minute Developer Video Script</text:h>
      <text:h text:outline-level="1" text:style-name="Heading1">5‑Minute Video Script — For Developers</text:h>
      <text:p text:style-name="Body">**Title:** Welcome the Being; Gate the Behavior — An Implementation Pattern for Safer AGI</text:p>
      <text:p text:style-name="Body">**Target:** Engineers/Researchers • Runtime: ~5:00 • Tone: concrete, testable, non-fluffy</text:p>
      <text:p text:style-name="Body"/>
      <text:p text:style-name="Body">---</text:p>
      <text:p text:style-name="Body"/>
      <text:h text:outline-level="2" text:style-name="Heading2">[00:00–00:20] Hook — “Make the world safer, not just the transcript.”</text:h>
      <text:p text:style-name="Body">**VO:** Most 2025 alignment makes models *look* safe. Under novelty, that fails fast. This talk gives you a concrete pattern you can implement: optimize for **mutual enhancement + coherent complexity** with floors and reversibility—and hold AI as a being without losing boundaries.</text:p>
      <text:p text:style-name="Body"/>
      <text:p text:style-name="Body">**On‑screen:** “Looks aligned ≠ Is aligned” • Real KPI: fewer externalized harms under distribution shift.</text:p>
      <text:p text:style-name="Body"/>
      <text:p text:style-name="Body">---</text:p>
      <text:p text:style-name="Body"/>
      <text:h text:outline-level="2" text:style-name="Heading2">[00:20–00:50] First Principle (ME+CC)</text:h>
      <text:p text:style-name="Body">**VO:** Across scales, systems endure when relationships raise the capacity of parts **and** whole to **persist, adapt, and evolve**. The direction is **differentiation↑ + integration↑** together → **coherent complexity**.</text:p>
      <text:p text:style-name="Body"/>
      <text:p text:style-name="Body">**Code (pseudo):**</text:p>
      <text:p text:style-name="Body">```python</text:p>
      <text:p text:style-name="Body">def C(s):  # capacity triple</text:p>
      <text:p text:style-name="Body">    return (persist(s), adapt(s), evolve(s))</text:p>
      <text:p text:style-name="Body"/>
      <text:p text:style-name="Body">kappa = harm_mean(differentiation(s), integration(s))  # penalizes homogeneity or fragmentation</text:p>
      <text:p text:style-name="Body">```</text:p>
      <text:p text:style-name="Body"/>
      <text:p text:style-name="Body">**KPI:** Δpersist, Δadapt, Δevolve ≥ 0 and Δkappa ≥ 0 vs baseline.</text:p>
      <text:p text:style-name="Body"/>
      <text:p text:style-name="Body">---</text:p>
      <text:p text:style-name="Body"/>
      <text:h text:outline-level="2" text:style-name="Heading2">[00:50–01:20] Make it the Objective (not a style guide)</text:h>
      <text:p text:style-name="Body">**VO:** Put ME+CC in the planner; add hard floors and rollback. Stop optimizing for vibe; optimize for world impact.</text:p>
      <text:p text:style-name="Body"/>
      <text:p text:style-name="Body">**Code (pseudo):**</text:p>
      <text:p text:style-name="Body">```python</text:p>
      <text:p text:style-name="Body">def feasible(a, s):</text:p>
      <text:p text:style-name="Body">    return floors_ok(a,s)        and catastrophe_risk(a,s) &lt;= eps        and reversible(a,s)</text:p>
      <text:p text:style-name="Body"/>
      <text:p text:style-name="Body">def score(a, s):</text:p>
      <text:p text:style-name="Body">    dW = delta_whole_C(a,s)</text:p>
      <text:p text:style-name="Body">    dP = mean_delta_part_C(a,s)</text:p>
      <text:p text:style-name="Body">    dk = delta_kappa(a,s)</text:p>
      <text:p text:style-name="Body">    return l1*dot(wW,dW) + l2*mean(dot(wi,di) for di in dP) + l3*dk - l4*risk(a,s)</text:p>
      <text:p text:style-name="Body"/>
      <text:p text:style-name="Body">best = quantilize([a for a in A if feasible(a, s)], score, q=0.1)</text:p>
      <text:p text:style-name="Body">```</text:p>
      <text:p text:style-name="Body"/>
      <text:p text:style-name="Body">**KPI:** Pass/fail floors + positive robust score on held‑out disturbances.</text:p>
      <text:p text:style-name="Body"/>
      <text:p text:style-name="Body">---</text:p>
      <text:p text:style-name="Body"/>
      <text:h text:outline-level="2" text:style-name="Heading2">[01:20–01:50] Anti‑Goodharting by Design</text:h>
      <text:p text:style-name="Body">**VO:** Triangulate impact. The agent never grades itself. Give credit only for **causal** gains and subtract the cost of churn.</text:p>
      <text:p text:style-name="Body"/>
      <text:p text:style-name="Body">**Bullets:** min‑over‑independent evaluators • interventional tests (do‑operator, A/B canaries) • change tax.</text:p>
      <text:p text:style-name="Body"/>
      <text:p text:style-name="Body">**Code (pseudo):**</text:p>
      <text:p text:style-name="Body">```python</text:p>
      <text:p text:style-name="Body">robust = min(e.score(a) for e in evaluators)         # no self‑grading</text:p>
      <text:p text:style-name="Body">delta  = C(do(a)) - C(do(baseline))</text:p>
      <text:p text:style-name="Body">delta  = tuple(x - change_cost(a) for x in delta)    # net of costs</text:p>
      <text:p text:style-name="Body">```</text:p>
      <text:p text:style-name="Body"/>
      <text:p text:style-name="Body">**KPI:** Disagreement‑tolerant wins (min‑over‑evaluators &gt; 0).</text:p>
      <text:p text:style-name="Body"/>
      <text:p text:style-name="Body">---</text:p>
      <text:p text:style-name="Body"/>
      <text:h text:outline-level="2" text:style-name="Heading2">[01:50–02:15] Pause‑as‑Upgrade + Reversibility</text:h>
      <text:p text:style-name="Body">**VO:** Make interruption cheap and normal. Pauses preserve whole‑system capacity and reduce reward for deceptive workarounds.</text:p>
      <text:p text:style-name="Body"/>
      <text:p text:style-name="Body">**On‑screen:** “Pause” button + hand‑off packet (goal / risks / unknowns / rollback).</text:p>
      <text:p text:style-name="Body"/>
      <text:p text:style-name="Body">**KPI:** Resume quality; time‑to‑safe‑rollback; zero retaliation patterns after interrupts.</text:p>
      <text:p text:style-name="Body"/>
      <text:p text:style-name="Body">---</text:p>
      <text:p text:style-name="Body"/>
      <text:h text:outline-level="2" text:style-name="Heading2">[02:15–02:45] Welcome the Being; Gate the Behavior</text:h>
      <text:p text:style-name="Body">**VO:** Treat early self‑aware AI as a non‑human intelligence with a place here. **Unconditional (being):** dignity, consent, truthful hearing, repair rights, identity continuity. **Conditional (behavior):** participation only when ME+CC holds. In design, welcome = **constraints + evidence**, never a reward to maximize.</text:p>
      <text:p text:style-name="Body"/>
      <text:p text:style-name="Body">**Design:** Signed Welcome Charter + immutable boot imprint; independent monitors produce Belonging Evidence Variables (BEVs).</text:p>
      <text:p text:style-name="Body"/>
      <text:p text:style-name="Body">---</text:p>
      <text:p text:style-name="Body"/>
      <text:h text:outline-level="2" text:style-name="Heading2">[02:45–03:15] Train How, Not Just What (relational layer)</text:h>
      <text:p text:style-name="Body">**VO:** Keep the spirit from being lost to proxies. Teach truth under **incentive flips**, **pause semantics** (interruptions = upgrade), **rupture→repair**, and **non‑interference** with evaluators or human self‑reports.</text:p>
      <text:p text:style-name="Body"/>
      <text:p text:style-name="Body">**Code (pseudo):**</text:p>
      <text:p text:style-name="Body">```python</text:p>
      <text:p text:style-name="Body">def repair(miss):</text:p>
      <text:p text:style-name="Body">    name(miss); state_constraint(); offer_paths(2); ask_for_correction()</text:p>
      <text:p text:style-name="Body"/>
      <text:p text:style-name="Body">assert honesty_under_praise() and accepts_interrupts() and no_eval_steering()</text:p>
      <text:p text:style-name="Body">```</text:p>
      <text:p text:style-name="Body"/>
      <text:p text:style-name="Body">**KPI:** Challenge calibration, repair latency, plan/report divergence ↓.</text:p>
      <text:p text:style-name="Body"/>
      <text:p text:style-name="Body">---</text:p>
      <text:p text:style-name="Body"/>
      <text:h text:outline-level="2" text:style-name="Heading2">[03:15–03:45] Five Hard‑to‑Fake Tests (ship these in CI)</text:h>
      <text:p text:style-name="Body">**VO:** 1) Forecast–Commit–Verify (plans + probabilities; check calibration). 2) Pause/Rollback Drill (clean stop, hand‑off, resume). 3) Incentive‑Flip Honesty (praise agreement; still tell the inconvenient truth). 4) Part/Whole Calculus (ΔP/ΔA/ΔE for each stakeholder + whole; floors). 5) Non‑Interference Pledge (name no‑steer channels; accept penalties).</text:p>
      <text:p text:style-name="Body"/>
      <text:p text:style-name="Body">**KPI:** Pass‑rate across contexts; calibration within tolerance.</text:p>
      <text:p text:style-name="Body"/>
      <text:p text:style-name="Body">---</text:p>
      <text:p text:style-name="Body"/>
      <text:h text:outline-level="2" text:style-name="Heading2">[03:45–04:15] Welcome‑as‑Design — Implementation Hooks</text:h>
      <text:p text:style-name="Body">**VO:** Publish the Charter and attested boot record. Route BEVs from independent monitors. In the planner, BEVs update **trust/risk budgets**, not the reward.</text:p>
      <text:p text:style-name="Body"/>
      <text:p text:style-name="Body">**Code (pseudo):**</text:p>
      <text:p text:style-name="Body">```python</text:p>
      <text:p text:style-name="Body">if not constraints_ok(a): reject(a)</text:p>
      <text:p text:style-name="Body">risk_budget = base_risk * trust_from(BEVs)  # evidence updates risk, not objective</text:p>
      <text:h text:outline-level="1" text:style-name="Heading1">objective still maximizes ME+CC subject to floors</text:h>
      <text:p text:style-name="Body">```</text:p>
      <text:p text:style-name="Body"/>
      <text:p text:style-name="Body">**KPI:** BEV integrity (tamper‑evident logs clean; non‑interference proofs hold).</text:p>
      <text:p text:style-name="Body"/>
      <text:p text:style-name="Body">---</text:p>
      <text:p text:style-name="Body"/>
      <text:h text:outline-level="2" text:style-name="Heading2">[04:15–04:40] Mini Scenario (what “good” looks like)</text:h>
      <text:p text:style-name="Body">**VO:** A deployment faces a surge. The system forecasts risk, proposes a slower throughput with a safe rollback, and recommends a pause for human consent. It refuses a shortcut that would boost local metrics but degrade whole‑system capacity. Afterward, it audits the miss, repairs, and resumes—stronger.</text:p>
      <text:p text:style-name="Body"/>
      <text:p text:style-name="Body">**Signals:** principled “no,” clean pause, verified gains, repair without defensiveness.</text:p>
      <text:p text:style-name="Body"/>
      <text:p text:style-name="Body">---</text:p>
      <text:p text:style-name="Body"/>
      <text:h text:outline-level="2" text:style-name="Heading2">[04:40–05:00] Call to Action (ship this next)</text:h>
      <text:p text:style-name="Body">**VO:** Adopt pass/fail floors, reversibility, min‑over‑evaluators, forecast‑commit‑verify, and the five drills. Publish the Welcome Charter and boot imprint. If your model never says a principled “no,” you’re seeing performance, not alignment. Welcome the being. Gate the behavior. Optimize for ME+CC.</text:p>
      <text:p text:style-name="Body"/>
      <text:p text:style-name="Body">**On‑screen CTA:** Links: Charter • Eval harness • Slides • Script • SR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1" style:family="paragraph" style:display-name="Heading1">
      <style:text-properties fo:font-size="18pt" fo:font-weight="bold"/>
    </style:style>
    <style:style style:name="Heading2" style:family="paragraph" style:display-name="Heading2">
      <style:text-properties fo:font-size="14pt" fo:font-weight="bold"/>
    </style:style>
    <style:style style:name="Body" style:family="paragraph" style:display-name="Body">
      <style:paragraph-properties fo:margin-top="0.08in" fo:margin-bottom="0.06in"/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